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tup fee</text:p>
          </table:table-cell>
          <table:table-cell office:value-type="currency" office:currency="USD" office:value="7" calcext:value-type="currency">
            <text:p>$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ncil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ed part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on?</text:p>
          </table:table-cell>
          <table:table-cell office:value-type="currency" office:currency="USD" office:value="-7" calcext:value-type="currency">
            <text:p>-$7.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rts</text:p>
          </table:table-cell>
          <table:table-cell office:value-type="currency" office:currency="USD" office:value="1.45" calcext:value-type="currency">
            <text:p>$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ering</text:p>
          </table:table-cell>
          <table:table-cell table:formula="of:=[.C7]*[.D7]" office:value-type="currency" office:currency="USD" office:value="0.054" calcext:value-type="currency">
            <text:p>$0.05</text:p>
          </table:table-cell>
          <table:table-cell office:value-type="float" office:value="36" calcext:value-type="float">
            <text:p>36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CB qty</text:p>
          </table:table-cell>
          <table:table-cell/>
          <table:table-cell office:value-type="string" calcext:value-type="string">
            <text:p>Total cost</text:p>
          </table:table-cell>
          <table:table-cell office:value-type="string" calcext:value-type="string">
            <text:p>Cost/PC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USD" office:value="4" calcext:value-type="currency">
            <text:p>$4.00</text:p>
          </table:table-cell>
          <table:table-cell table:style-name="ce1" table:formula="of:=[.B10]+SUM([.B$1:.B$3])+[.A10]*SUM([.B$6:.B$7])" office:value-type="currency" office:currency="USD" office:value="26.02" calcext:value-type="currency">
            <text:p>$26.02</text:p>
          </table:table-cell>
          <table:table-cell table:style-name="ce1" table:formula="of:=[.C10]/[.A10]" office:value-type="currency" office:currency="USD" office:value="5.204" calcext:value-type="currency">
            <text:p>$5.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USD" office:value="5" calcext:value-type="currency">
            <text:p>$5.00</text:p>
          </table:table-cell>
          <table:table-cell table:style-name="ce1" table:formula="of:=[.B11]+SUM([.B$1:.B$4])+[.A11]*SUM([.B$6:.B$7])" office:value-type="currency" office:currency="USD" office:value="27.54" calcext:value-type="currency">
            <text:p>$27.54</text:p>
          </table:table-cell>
          <table:table-cell table:style-name="ce1" table:formula="of:=[.C11]/[.A11]" office:value-type="currency" office:currency="USD" office:value="2.754" calcext:value-type="currency">
            <text:p>$2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currency" office:currency="USD" office:value="14.1" calcext:value-type="currency">
            <text:p>$14.10</text:p>
          </table:table-cell>
          <table:table-cell table:style-name="ce1" table:formula="of:=[.B12]+SUM([.B$1:.B$4])+[.A12]*SUM([.B$6:.B$7])" office:value-type="currency" office:currency="USD" office:value="44.16" calcext:value-type="currency">
            <text:p>$44.16</text:p>
          </table:table-cell>
          <table:table-cell table:style-name="ce1" table:formula="of:=[.C12]/[.A12]" office:value-type="currency" office:currency="USD" office:value="2.944" calcext:value-type="currency">
            <text:p>$2.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currency" office:currency="USD" office:value="17.4" calcext:value-type="currency">
            <text:p>$17.40</text:p>
          </table:table-cell>
          <table:table-cell table:style-name="ce1" table:formula="of:=[.B13]+SUM([.B$1:.B$4])+[.A13]*SUM([.B$6:.B$7])" office:value-type="currency" office:currency="USD" office:value="54.98" calcext:value-type="currency">
            <text:p>$54.98</text:p>
          </table:table-cell>
          <table:table-cell table:style-name="ce1" table:formula="of:=[.C13]/[.A13]" office:value-type="currency" office:currency="USD" office:value="2.749" calcext:value-type="currency">
            <text:p>$2.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currency" office:currency="USD" office:value="20.8" calcext:value-type="currency">
            <text:p>$20.80</text:p>
          </table:table-cell>
          <table:table-cell table:style-name="ce1" table:formula="of:=[.B14]+SUM([.B$1:.B$4])+[.A14]*SUM([.B$6:.B$7])" office:value-type="currency" office:currency="USD" office:value="65.9" calcext:value-type="currency">
            <text:p>$65.90</text:p>
          </table:table-cell>
          <table:table-cell table:style-name="ce1" table:formula="of:=[.C14]/[.A14]" office:value-type="currency" office:currency="USD" office:value="2.636" calcext:value-type="currency">
            <text:p>$2.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currency" office:currency="USD" office:value="24.1" calcext:value-type="currency">
            <text:p>$24.10</text:p>
          </table:table-cell>
          <table:table-cell table:style-name="ce1" table:formula="of:=[.B15]+SUM([.B$1:.B$4])+[.A15]*SUM([.B$6:.B$7])" office:value-type="currency" office:currency="USD" office:value="76.72" calcext:value-type="currency">
            <text:p>$76.72</text:p>
          </table:table-cell>
          <table:table-cell table:style-name="ce1" table:formula="of:=[.C15]/[.A15]" office:value-type="currency" office:currency="USD" office:value="2.55733333333333" calcext:value-type="currency">
            <text:p>$2.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currency" office:currency="USD" office:value="36.3" calcext:value-type="currency">
            <text:p>$36.30</text:p>
          </table:table-cell>
          <table:table-cell table:style-name="ce1" table:formula="of:=[.B16]+SUM([.B$1:.B$4])+[.A16]*SUM([.B$6:.B$7])" office:value-type="currency" office:currency="USD" office:value="119" calcext:value-type="currency">
            <text:p>$119.00</text:p>
          </table:table-cell>
          <table:table-cell table:style-name="ce1" table:formula="of:=[.C16]/[.A16]" office:value-type="currency" office:currency="USD" office:value="2.38" calcext:value-type="currency">
            <text:p>$2.38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5:21:50.069640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6:00:06.006863281</meta:creation-date>
    <dc:date>2020-03-09T15:25:17.216654947</dc:date>
    <meta:editing-duration>PT12M55S</meta:editing-duration>
    <meta:editing-cycles>3</meta:editing-cycles>
    <meta:generator>LibreOffice/6.2.7.1$Linux_X86_64 LibreOffice_project/23edc44b61b830b7d749943e020e96f5a7df63bf</meta:generator>
    <meta:document-statistic meta:table-count="1" meta:cell-count="45" meta:object-count="0"/>
  </office:meta>
</office:document-meta>
</file>